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6">
            <text:p>Poz-63856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2385.0">
            <text:p>2385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0.5090432201689754">
            <text:p>0.50904322016897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8">
            <text:p>Poz-6385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7810.0">
            <text:p>7810.0</text:p>
          </table:table-cell>
          <table:table-cell office:value-type="float" office:value="35.0">
            <text:p>3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5">
            <text:p>-9.85</text:p>
          </table:table-cell>
          <table:table-cell office:value-type="float" office:value="0.5448164828637254">
            <text:p>0.54481648286372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7">
            <text:p>Poz-6385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95">
            <text:p>-5.95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9">
            <text:p>Poz-48439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710.0">
            <text:p>971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5">
            <text:p>-11.75</text:p>
          </table:table-cell>
          <table:table-cell office:value-type="float" office:value="0.561449018166387">
            <text:p>0.561449018166387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7601">
            <text:p>Poz-57601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6370.0">
            <text:p>6370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3">
            <text:p>-8.13</text:p>
          </table:table-cell>
          <table:table-cell office:value-type="float" office:value="0.5339709729938511">
            <text:p>0.5339709729938511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3">
            <text:p>Poz-56233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4">
            <text:p>-5.34</text:p>
          </table:table-cell>
          <table:table-cell office:value-type="float" office:value="0.5246903848937962">
            <text:p>0.5246903848937962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8">
            <text:p>Poz-4843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630.0">
            <text:p>96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7">
            <text:p>-11.57</text:p>
          </table:table-cell>
          <table:table-cell office:value-type="float" office:value="0.557068218443666">
            <text:p>0.557068218443666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1">
            <text:p>Tln-3101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134.0">
            <text:p>6134.0</text:p>
          </table:table-cell>
          <table:table-cell office:value-type="float" office:value="70.0">
            <text:p>7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2">
            <text:p>Tln-3102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476.0">
            <text:p>6476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3">
            <text:p>Tln-3103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055.0">
            <text:p>6055.0</text:p>
          </table:table-cell>
          <table:table-cell office:value-type="float" office:value="75.0">
            <text:p>7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08485281374238571">
            <text:p>0.08485281374238571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29">
            <text:p>Poz-56229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170.0">
            <text:p>51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7">
            <text:p>-5.37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497">
            <text:p>Tln-349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920.0">
            <text:p>3920.0</text:p>
          </table:table-cell>
          <table:table-cell office:value-type="float" office:value="55.0">
            <text:p>5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77">
            <text:p>-4.77</text:p>
          </table:table-cell>
          <table:table-cell office:value-type="float" office:value="0.5151941381654105">
            <text:p>0.5151941381654105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40">
            <text:p>Poz-48440</text:p>
          </table:table-cell>
          <table:table-cell office:value-type="float" office:value="56.96">
            <text:p>56.96</text:p>
          </table:table-cell>
          <table:table-cell office:value-type="float" office:value="23.55">
            <text:p>23.55</text:p>
          </table:table-cell>
          <table:table-cell office:value-type="float" office:value="7460.0">
            <text:p>74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0.5043064544500695">
            <text:p>0.50430645445006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40">
            <text:p>Poz-56240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1">
            <text:p>-6.01</text:p>
          </table:table-cell>
          <table:table-cell office:value-type="float" office:value="0.5374941860150675">
            <text:p>0.5374941860150675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9">
            <text:p>Poz-56239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63">
            <text:p>-7.63</text:p>
          </table:table-cell>
          <table:table-cell office:value-type="float" office:value="0.5488169093604898">
            <text:p>0.5488169093604898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7">
            <text:p>Poz-56237</text:p>
          </table:table-cell>
          <table:table-cell office:value-type="float" office:value="57.03">
            <text:p>57.03</text:p>
          </table:table-cell>
          <table:table-cell office:value-type="float" office:value="24.24">
            <text:p>24.24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0.5275651618520693">
            <text:p>0.5275651618520693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4">
            <text:p>Poz-56234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640.0">
            <text:p>9640.0</text:p>
          </table:table-cell>
          <table:table-cell office:value-type="float" office:value="50.0">
            <text:p>50.0</text:p>
          </table:table-cell>
          <table:table-cell office:value-type="string" office:value="wood/bark">
            <text:p>wood/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9">
            <text:p>-5.69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500">
            <text:p>Tln-3500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793.0">
            <text:p>3793.0</text:p>
          </table:table-cell>
          <table:table-cell office:value-type="float" office:value="60.0">
            <text:p>6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2">
            <text:p>-4.52</text:p>
          </table:table-cell>
          <table:table-cell office:value-type="float" office:value="0.5131520242579191">
            <text:p>0.5131520242579191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1">
            <text:p>Poz-56231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290.0">
            <text:p>529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5">
            <text:p>-4.15</text:p>
          </table:table-cell>
          <table:table-cell office:value-type="float" office:value="0.5149757275833493">
            <text:p>0.5149757275833493</text:p>
          </table:table-cell>
          <table:table-cell office:value-type="float" office:value="0.5030904491242106">
            <text:p>0.5030904491242106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0">
            <text:p>Poz-56230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